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2596">
            <text:p>￥2,59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3" table:number-rows-repeated="5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2018/05/12</text:date>, <text:time>22:58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2T22:58:43</dc:date>
    <dc:creator>鈴木 豊樹</dc:creator>
    <meta:editing-duration>P1DT4H9M43S</meta:editing-duration>
    <meta:editing-cycles>87</meta:editing-cycles>
    <meta:generator>OpenOffice/4.1.5$Unix OpenOffice.org_project/415m1$Build-9789</meta:generator>
    <meta:document-statistic meta:table-count="5" meta:cell-count="513" meta:object-count="0"/>
  </office:meta>
</office:document-meta>
</file>